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84b" officeooo:paragraph-rsid="001d184b"/>
    </style:style>
    <style:style style:name="P2" style:family="paragraph" style:parent-style-name="Standard">
      <style:text-properties officeooo:rsid="001de928" officeooo:paragraph-rsid="001de928"/>
    </style:style>
    <style:style style:name="P3" style:family="paragraph" style:parent-style-name="Standard">
      <style:text-properties officeooo:rsid="001fc7bc" officeooo:paragraph-rsid="001fc7bc"/>
    </style:style>
    <style:style style:name="P4" style:family="paragraph" style:parent-style-name="Standard">
      <style:text-properties fo:font-style="italic" fo:font-weight="bold" officeooo:rsid="001fc7bc" officeooo:paragraph-rsid="001fc7b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fc7bc" officeooo:paragraph-rsid="001fc7bc" style:font-style-asian="normal" style:font-weight-asian="normal" style:font-style-complex="normal" style:font-weight-complex="normal"/>
    </style:style>
    <style:style style:name="P6" style:family="paragraph" style:parent-style-name="Subtitle">
      <style:text-properties officeooo:rsid="002678dc" officeooo:paragraph-rsid="002678dc"/>
    </style:style>
    <style:style style:name="P7" style:family="paragraph" style:parent-style-name="Text_20_body">
      <style:text-properties officeooo:rsid="0021a998" officeooo:paragraph-rsid="0021a998"/>
    </style:style>
    <style:style style:name="P8" style:family="paragraph" style:parent-style-name="Text_20_body">
      <style:text-properties officeooo:rsid="0022b033" officeooo:paragraph-rsid="0022b033"/>
    </style:style>
    <style:style style:name="P9" style:family="paragraph" style:parent-style-name="Text_20_body">
      <style:text-properties officeooo:rsid="00249948" officeooo:paragraph-rsid="00249948"/>
    </style:style>
    <style:style style:name="P10" style:family="paragraph" style:parent-style-name="Text_20_body">
      <style:text-properties fo:font-weight="bold" officeooo:rsid="00249948" officeooo:paragraph-rsid="00249948" style:font-weight-asian="bold" style:font-weight-complex="bold"/>
    </style:style>
    <style:style style:name="P11" style:family="paragraph" style:parent-style-name="Text_20_body">
      <style:text-properties fo:font-weight="normal" officeooo:rsid="00249948" officeooo:paragraph-rsid="00249948" style:font-weight-asian="normal" style:font-weight-complex="normal"/>
    </style:style>
    <style:style style:name="P12" style:family="paragraph" style:parent-style-name="Text_20_body">
      <style:text-properties fo:font-weight="normal" officeooo:rsid="00262ea6" officeooo:paragraph-rsid="00262ea6" style:font-weight-asian="normal" style:font-weight-complex="normal"/>
    </style:style>
    <style:style style:name="P13" style:family="paragraph" style:parent-style-name="Text_20_body">
      <style:text-properties fo:font-weight="normal" officeooo:rsid="002678dc" officeooo:paragraph-rsid="002678dc" style:font-weight-asian="normal" style:font-weight-complex="normal"/>
    </style:style>
    <style:style style:name="P14" style:family="paragraph" style:parent-style-name="Text_20_body">
      <style:text-properties officeooo:rsid="00273bd3" officeooo:paragraph-rsid="00273bd3"/>
    </style:style>
    <style:style style:name="T1" style:family="text">
      <style:text-properties officeooo:rsid="0021a998"/>
    </style:style>
    <style:style style:name="T2" style:family="text">
      <style:text-properties officeooo:rsid="00249948"/>
    </style:style>
    <style:style style:name="T3" style:family="text">
      <style:text-properties officeooo:rsid="002552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2a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orage paradigms</text:p>
      <text:p text:style-name="P1"/>
      <text:p text:style-name="P1"/>
      <text:p text:style-name="P1">Data modeling</text:p>
      <text:p text:style-name="P3">convert reality to data</text:p>
      <text:p text:style-name="P1">5 topics</text:p>
      <text:p text:style-name="P1"/>
      <text:p text:style-name="P1"/>
      <text:p text:style-name="P1">Data system</text:p>
      <text:p text:style-name="P1">how the systems are built</text:p>
      <text:p text:style-name="P1"/>
      <text:p text:style-name="P1">Data science</text:p>
      <text:p text:style-name="P1">SQL-language – different → express what to do in discrete ways over “how” like java</text:p>
      <text:p text:style-name="P1"/>
      <text:p text:style-name="P1"/>
      <text:p text:style-name="P2">Course logistics</text:p>
      <text:p text:style-name="P2">pre recorded lectures by Paris</text:p>
      <text:p text:style-name="P2">live lectures as well</text:p>
      <text:p text:style-name="P2"/>
      <text:p text:style-name="P2">Labs, <text:span text:style-name="T1">not mandatory</text:span></text:p>
      <text:p text:style-name="P2">1 weekly to complement lectures</text:p>
      <text:p text:style-name="P2"/>
      <text:p text:style-name="P2">Quiz</text:p>
      <text:p text:style-name="P2">mandatory quiz up to <text:s/>4 points – 2 attempts</text:p>
      <text:p text:style-name="P2"/>
      <text:p text:style-name="P2"/>
      <text:p text:style-name="P4">Project</text:p>
      <text:p text:style-name="P3">3 iterations with 3 seminars <text:s/>and <text:s/>a report→ mandatory</text:p>
      <text:p text:style-name="P3">1 iterations with 1 seminars <text:s/>and <text:s/>a report→ for higher grade</text:p>
      <text:p text:style-name="P3">Solution can be in pairs</text:p>
      <text:p text:style-name="P3">Report is alone</text:p>
      <text:p text:style-name="P3">tutorials / handledning for help.</text:p>
      <text:p text:style-name="P3">Over 20 hours per assignment...</text:p>
      <text:p text:style-name="P3"/>
      <text:p text:style-name="P3">Important tips and tricks document in canvas.</text:p>
      <text:p text:style-name="P3"/>
      <text:p text:style-name="P3"/>
      <text:p text:style-name="P4">Final Exam</text:p>
      <text:p text:style-name="P5">Similar to the quizzes</text:p>
      <text:p text:style-name="P5">no design, no modeling nothing from project will come</text:p>
      <text:p text:style-name="P5">most subjects are from datasystems.</text:p>
      <text:p text:style-name="P5"/>
      <text:p text:style-name="P5"/>
      <text:p text:style-name="P5">Graded quiz <text:s/>= 20p</text:p>
      <text:p text:style-name="P5">Project = 40p</text:p>
      <text:p text:style-name="P5">exam = 50p</text:p>
      <text:p text:style-name="P5"/>
      <text:p text:style-name="P5">Total 110p <text:s/>→ 10 extra point</text:p>
      <text:p text:style-name="P5"/>
      <text:p text:style-name="P5"/>
      <text:p text:style-name="P5"/>
      <text:p text:style-name="Subtitle"><text:soft-page-break/>1. Intro to database systems</text:p>
      <text:p text:style-name="P7">why databases?</text:p>
      <text:p text:style-name="P8">To solve scaling problems</text:p>
      <text:p text:style-name="P8">databases solves a lot of problems on its own which will be seen</text:p>
      <text:p text:style-name="P8"/>
      <text:p text:style-name="P8">database</text:p>
      <text:p text:style-name="P8">model something from the real world, uses math to model. Logically coherent and are query-able. Query-able, you don’t program you tell what you want.</text:p>
      <text:p text:style-name="P8">Everything uses databases.</text:p>
      <text:p text:style-name="P8">Four principles.</text:p>
      <text:p text:style-name="P8">1. specification of data, properties and relations – the rules of the database</text:p>
      <text:p text:style-name="P8">2. separation between app and data – <text:span text:style-name="T2">easier to create apps, database works on its own</text:span></text:p>
      <text:p text:style-name="P9">3. isolation and composition <text:s/>- ? Can change each level independently, the app, database and data are separated and can be modified on their own</text:p>
      <text:p text:style-name="P9">4. data sharing and concurrency / transaction. ? <text:s/>Different applications </text:p>
      <text:p text:style-name="P10"/>
      <text:p text:style-name="P9">Side-note about database:<text:line-break/>The catalog describes the specification of the data.</text:p>
      <text:p text:style-name="P9"/>
      <text:p text:style-name="P9"><text:span text:style-name="T4">Database has 3 parts</text:span><text:line-break/>data language – not like programming<text:line-break/>data model – the rules of the data<text:line-break/>data management – how the database works I think?</text:p>
      <text:p text:style-name="P9"/>
      <text:p text:style-name="P10">Relations<text:line-break/><text:span text:style-name="T5">Domain – the set of possible values for a entity<text:line-break/>Schema – “compared” to a interface, <text:s/>describes the data, the entries to create an entity<text:line-break/>Relation <text:s/>- relation is a set of </text:span>unique<text:span text:style-name="T5"> </text:span><text:span text:style-name="T6">values for a row</text:span></text:p>
      <text:p text:style-name="P11"/>
      <text:p text:style-name="P12">Dev-ops works on the lowest level between database and the data storage, create index, restore from snapchat. </text:p>
      <text:p text:style-name="P12">Architect – knows it all</text:p>
      <text:p text:style-name="P12"/>
      <text:p text:style-name="P13">Read ch1,2 in book and conceptual modeling in canvas</text:p>
      <text:p text:style-name="P13"/>
      <text:p text:style-name="P6"><text:soft-page-break/>Lecture 2</text:p>
      <text:p text:style-name="P14">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8:17:26.593191286</meta:creation-date>
    <meta:editing-duration>PT4H44M23S</meta:editing-duration>
    <meta:editing-cycles>3</meta:editing-cycles>
    <meta:generator>LibreOffice/7.3.7.2$Linux_X86_64 LibreOffice_project/30$Build-2</meta:generator>
    <dc:date>2023-10-30T17:27:15.915857550</dc:date>
    <meta:document-statistic meta:table-count="0" meta:image-count="0" meta:object-count="0" meta:page-count="3" meta:paragraph-count="51" meta:word-count="364" meta:character-count="2150" meta:non-whitespace-character-count="1814"/>
  </office:meta>
</office:document-meta>
</file>